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EncodeParam.isPhysicalDimens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removeUnsafeToCopyPrivateChunk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NGEncodeParam.unse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setPaletteHistogram( int [ ] paletteHisto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unsetTranspa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.setBitDepth( int bit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EncodeParam.setInterlacing( boolean useInterl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getBi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lette.getBackgroundPalette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lette.getPalet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unsetSignificant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filterRow( byte [ ] currRow , byte [ ] prevRow , byte [ ] [ ] scratchRows , int bytesPerRow , int bytesPerPixel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4">
            <text:p text:style-name="Table_20_Contents">64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Palette.setBitDepth( int bitDep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EncodeParam.getPrivateChunk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.getTransparentRG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getPhysicalDimen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isModificationTi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getSignificantBi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unsetPhysical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unsetBi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getChromatic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getICCProfil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y.getBackgroundG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y.getTransparentG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EncodeParam.unset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getPaletteHistogr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unsetSRGBI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lette.Palet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NGEncodeParam.getNumPrivateChu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setCompressedText( String [ ]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lette.unset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y.setTransparentGray( int transparentG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lette.setPalette( int [ ] rg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lette.setPaletteTransparency( byte [ ] alph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EncodeParam.getDefaultEncodeParam( RenderedImage i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EncodeParam.isTransparenc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y.setBitShift( int bitShif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EncodeParam.getInterl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getModificatio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setICCProfileData( byte [ ] ICCProfil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uns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unsetICCProfil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isTex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lette.unsetPalet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y.unsetBit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isICCProfileData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lette.isBackgroun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unsetGa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.unset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setGamma( float gam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isPaletteHistogra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.getBackgroundRG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GB.RG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NGEncodeParam.addPrivateChunk( String type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setPhysicalDimension( int xPixelsPerUnit , int yPixelsPerUnit , int unitSpec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y.setBackgroundGray( int g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lette.isPalett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unsetCompresse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setPhysicalDimension( int [ ] physicalDim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paethPredictor( int a , int b ,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EncodeParam.isSuggestedPalett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isChromatici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getPrivateChunkData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.setTransparentRGB( int [ ] transparentRG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lette.getPaletteTransparenc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NGEncodeParam.setSuggestedPalette( PNGSuggestedPaletteEntry [ ] palet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isGamma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abs(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getSRGBI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unsetSuggestedPalet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getCompressed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GB.setBackgroundRGB( int [ ] rg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y.unset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y.setBitDepth( int bitDep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EncodeParam.getGamm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y.isBackgroun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setModificationTime( Date modifica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y.getBitShif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removeAllPrivateChu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setChromaticity( float [ ] chromati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EncodeParam.setSRGBIntent( int SRGBI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unsetChromati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y.isBitShif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y.G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NGEncodeParam.get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setChromaticity( float whitePointX , float whitePointY , float redX , float redY , float greenX , float greenY , float blueX , float blu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NGEncodeParam.setSignificantBits( int [ ] significant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getSuggestedPalet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EncodeParam.isBackgroun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isSRGBInt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setText( String [ ]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EncodeParam.isSignificantBit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lette.setBackgroundPalette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y.isBitDept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isCompressedTex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EncodeParam.unsetPaletteHistog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GB.isBackgroun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